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officeooo:rsid="001dfb80" officeooo:paragraph-rsid="001dfb80"/>
    </style:style>
    <style:style style:name="P2" style:family="paragraph" style:parent-style-name="Standard">
      <style:text-properties officeooo:rsid="001e9a4f" officeooo:paragraph-rsid="001e9a4f"/>
    </style:style>
    <style:style style:name="P3" style:family="paragraph" style:parent-style-name="Standard">
      <style:text-properties officeooo:rsid="002046b7" officeooo:paragraph-rsid="002046b7"/>
    </style:style>
    <style:style style:name="P4" style:family="paragraph" style:parent-style-name="Standard">
      <style:text-properties fo:font-style="normal" officeooo:rsid="002267dd" officeooo:paragraph-rsid="002267dd" style:font-style-asian="normal" style:font-style-complex="normal"/>
    </style:style>
    <style:style style:name="P5" style:family="paragraph" style:parent-style-name="Standard">
      <style:text-properties fo:font-style="normal" officeooo:rsid="002267dd" officeooo:paragraph-rsid="0026227d" style:font-style-asian="normal" style:font-style-complex="normal"/>
    </style:style>
    <style:style style:name="P6" style:family="paragraph" style:parent-style-name="Standard">
      <style:text-properties fo:font-style="normal" officeooo:rsid="0025dd8a" officeooo:paragraph-rsid="0025dd8a" style:font-style-asian="normal" style:font-style-complex="normal"/>
    </style:style>
    <style:style style:name="P7" style:family="paragraph" style:parent-style-name="Standard">
      <style:text-properties fo:font-style="normal" officeooo:rsid="00286175" officeooo:paragraph-rsid="00286175" style:font-style-asian="normal" style:font-style-complex="normal"/>
    </style:style>
    <style:style style:name="P8" style:family="paragraph" style:parent-style-name="Standard">
      <style:text-properties fo:font-style="normal" officeooo:rsid="00293c4a" officeooo:paragraph-rsid="00293c4a" style:font-style-asian="normal" style:font-style-complex="normal"/>
    </style:style>
    <style:style style:name="P9" style:family="paragraph" style:parent-style-name="Standard">
      <style:text-properties fo:font-style="normal" officeooo:rsid="002af492" officeooo:paragraph-rsid="002af492" style:font-style-asian="normal" style:font-style-complex="normal"/>
    </style:style>
    <style:style style:name="P10" style:family="paragraph" style:parent-style-name="Standard">
      <style:text-properties fo:font-style="normal" officeooo:rsid="002af492" officeooo:paragraph-rsid="00286175" style:font-style-asian="normal" style:font-style-complex="normal"/>
    </style:style>
    <style:style style:name="P11" style:family="paragraph" style:parent-style-name="Standard">
      <style:text-properties fo:font-style="normal" officeooo:rsid="00352101" officeooo:paragraph-rsid="00352101" style:font-style-asian="normal" style:font-style-complex="normal"/>
    </style:style>
    <style:style style:name="P12" style:family="paragraph" style:parent-style-name="Standard">
      <style:text-properties fo:font-style="normal" officeooo:rsid="00352101" officeooo:paragraph-rsid="0039302d" style:font-style-asian="normal" style:font-style-complex="normal"/>
    </style:style>
    <style:style style:name="P13" style:family="paragraph" style:parent-style-name="Standard">
      <style:text-properties fo:font-style="normal" officeooo:rsid="0036e740" officeooo:paragraph-rsid="0039302d" style:font-style-asian="normal" style:font-style-complex="normal"/>
    </style:style>
    <style:style style:name="P14" style:family="paragraph" style:parent-style-name="Standard">
      <style:text-properties fo:font-style="normal" officeooo:rsid="0041d147" officeooo:paragraph-rsid="0041d147" style:font-style-asian="normal" style:font-style-complex="normal"/>
    </style:style>
    <style:style style:name="P15" style:family="paragraph" style:parent-style-name="Standard">
      <style:text-properties fo:font-style="normal" officeooo:rsid="00438c9f" officeooo:paragraph-rsid="00438c9f" style:font-style-asian="normal" style:font-style-complex="normal"/>
    </style:style>
    <style:style style:name="P16" style:family="paragraph" style:parent-style-name="Standard">
      <style:text-properties fo:font-style="normal" officeooo:rsid="00438c9f" officeooo:paragraph-rsid="0048f446" style:font-style-asian="normal" style:font-style-complex="normal"/>
    </style:style>
    <style:style style:name="P17" style:family="paragraph" style:parent-style-name="Standard">
      <style:text-properties fo:font-style="normal" officeooo:rsid="00460feb" officeooo:paragraph-rsid="0048f446" style:font-style-asian="normal" style:font-style-complex="normal"/>
    </style:style>
    <style:style style:name="P18" style:family="paragraph" style:parent-style-name="Standard">
      <style:text-properties fo:font-style="normal" officeooo:rsid="0048f446" officeooo:paragraph-rsid="0048f446" style:font-style-asian="normal" style:font-style-complex="normal"/>
    </style:style>
    <style:style style:name="P19" style:family="paragraph" style:parent-style-name="Standard">
      <style:text-properties fo:font-style="normal" officeooo:rsid="0045444f" officeooo:paragraph-rsid="0048f446" style:font-style-asian="normal" style:font-style-complex="normal"/>
    </style:style>
    <style:style style:name="P20" style:family="paragraph" style:parent-style-name="Standard">
      <style:text-properties fo:font-style="normal" officeooo:rsid="004a82c9" officeooo:paragraph-rsid="004a82c9" style:font-style-asian="normal" style:font-style-complex="normal"/>
    </style:style>
    <style:style style:name="P21" style:family="paragraph" style:parent-style-name="Standard">
      <style:text-properties fo:font-style="normal" officeooo:rsid="004d3fb4" officeooo:paragraph-rsid="004d3fb4" style:font-style-asian="normal" style:font-style-complex="normal"/>
    </style:style>
    <style:style style:name="P22" style:family="paragraph" style:parent-style-name="Standard">
      <style:text-properties fo:font-style="normal" officeooo:rsid="00500891" officeooo:paragraph-rsid="00500891" style:font-style-asian="normal" style:font-style-complex="normal"/>
    </style:style>
    <style:style style:name="P23" style:family="paragraph" style:parent-style-name="Standard">
      <style:text-properties fo:font-style="normal" fo:font-weight="bold" officeooo:rsid="00500891" officeooo:paragraph-rsid="00500891" style:font-style-asian="normal" style:font-weight-asian="bold" style:font-style-complex="normal" style:font-weight-complex="bold"/>
    </style:style>
    <style:style style:name="P24" style:family="paragraph" style:parent-style-name="Standard">
      <style:text-properties fo:font-style="normal" fo:font-weight="bold" officeooo:rsid="00519391" officeooo:paragraph-rsid="00519391" style:font-style-asian="normal" style:font-weight-asian="bold" style:font-style-complex="normal" style:font-weight-complex="bold"/>
    </style:style>
    <style:style style:name="P25" style:family="paragraph" style:parent-style-name="Standard">
      <style:text-properties fo:font-style="normal" fo:font-weight="bold" officeooo:rsid="005759f1" officeooo:paragraph-rsid="005759f1" style:font-style-asian="normal" style:font-weight-asian="bold" style:font-style-complex="normal" style:font-weight-complex="bold"/>
    </style:style>
    <style:style style:name="P26" style:family="paragraph" style:parent-style-name="Standard">
      <style:text-properties fo:font-style="normal" fo:font-weight="bold" officeooo:rsid="00593e99" officeooo:paragraph-rsid="00593e99" style:font-style-asian="normal" style:font-weight-asian="bold" style:font-style-complex="normal" style:font-weight-complex="bold"/>
    </style:style>
    <style:style style:name="P27" style:family="paragraph" style:parent-style-name="Standard">
      <style:text-properties fo:font-style="normal" fo:font-weight="bold" officeooo:rsid="0059b270" officeooo:paragraph-rsid="0059b270" style:font-style-asian="normal" style:font-weight-asian="bold" style:font-style-complex="normal" style:font-weight-complex="bold"/>
    </style:style>
    <style:style style:name="P28" style:family="paragraph" style:parent-style-name="Standard">
      <style:text-properties fo:font-style="normal" fo:font-weight="bold" officeooo:rsid="005b2af5" officeooo:paragraph-rsid="005b2af5" style:font-style-asian="normal" style:font-weight-asian="bold" style:font-style-complex="normal" style:font-weight-complex="bold"/>
    </style:style>
    <style:style style:name="P29" style:family="paragraph" style:parent-style-name="Standard">
      <style:text-properties fo:font-style="normal" fo:font-weight="bold" officeooo:rsid="005d4c3e" officeooo:paragraph-rsid="005d4c3e" style:font-style-asian="normal" style:font-weight-asian="bold" style:font-style-complex="normal" style:font-weight-complex="bold"/>
    </style:style>
    <style:style style:name="P30" style:family="paragraph" style:parent-style-name="Standard">
      <style:text-properties fo:font-style="italic" officeooo:rsid="002046b7" officeooo:paragraph-rsid="0048f446" style:font-style-asian="italic" style:font-style-complex="italic"/>
    </style:style>
    <style:style style:name="P31" style:family="paragraph" style:parent-style-name="Standard">
      <style:text-properties fo:font-style="italic" officeooo:rsid="00438c9f" officeooo:paragraph-rsid="0048f446" style:font-style-asian="italic" style:font-style-complex="italic"/>
    </style:style>
    <style:style style:name="P32" style:family="paragraph" style:parent-style-name="Standard">
      <style:text-properties officeooo:rsid="004b71ba" officeooo:paragraph-rsid="004b71ba"/>
    </style:style>
    <style:style style:name="P33" style:family="paragraph" style:parent-style-name="Standard">
      <style:text-properties style:text-line-through-style="solid" style:text-line-through-type="single" fo:font-style="normal" fo:font-weight="bold" officeooo:rsid="00593e99" officeooo:paragraph-rsid="00593e99" style:font-style-asian="normal" style:font-weight-asian="bold" style:font-style-complex="normal" style:font-weight-complex="bold"/>
    </style:style>
    <style:style style:name="P34" style:family="paragraph" style:parent-style-name="Standard">
      <style:text-properties style:text-line-through-style="solid" style:text-line-through-type="single" fo:font-style="normal" fo:font-weight="bold" officeooo:rsid="0059b270" officeooo:paragraph-rsid="0059b270" style:font-style-asian="normal" style:font-weight-asian="bold" style:font-style-complex="normal" style:font-weight-complex="bold"/>
    </style:style>
    <style:style style:name="P35" style:family="paragraph" style:parent-style-name="Standard">
      <style:text-properties fo:font-style="normal" fo:font-weight="bold" officeooo:rsid="00593e99" officeooo:paragraph-rsid="00593e99" style:font-style-asian="normal" style:font-weight-asian="bold" style:font-style-complex="normal" style:font-weight-complex="bold"/>
    </style:style>
    <style:style style:name="T1" style:family="text">
      <style:text-properties fo:font-style="italic" style:font-style-asian="italic" style:font-style-complex="italic"/>
    </style:style>
    <style:style style:name="T2" style:family="text">
      <style:text-properties fo:font-style="italic" officeooo:rsid="0047f0be" style:font-style-asian="italic" style:font-style-complex="italic"/>
    </style:style>
    <style:style style:name="T3" style:family="text">
      <style:text-properties officeooo:rsid="00233230"/>
    </style:style>
    <style:style style:name="T4" style:family="text">
      <style:text-properties officeooo:rsid="0025dd8a"/>
    </style:style>
    <style:style style:name="T5" style:family="text">
      <style:text-properties officeooo:rsid="0026227d"/>
    </style:style>
    <style:style style:name="T6" style:family="text">
      <style:text-properties officeooo:rsid="0036e740"/>
    </style:style>
    <style:style style:name="T7" style:family="text">
      <style:text-properties officeooo:rsid="003890b0"/>
    </style:style>
    <style:style style:name="T8" style:family="text">
      <style:text-properties officeooo:rsid="0039fa72"/>
    </style:style>
    <style:style style:name="T9" style:family="text">
      <style:text-properties officeooo:rsid="0040119c"/>
    </style:style>
    <style:style style:name="T10" style:family="text">
      <style:text-properties officeooo:rsid="00446d28"/>
    </style:style>
    <style:style style:name="T11" style:family="text">
      <style:text-properties officeooo:rsid="00460feb"/>
    </style:style>
    <style:style style:name="T12" style:family="text">
      <style:text-properties officeooo:rsid="0047f0be"/>
    </style:style>
    <style:style style:name="T13" style:family="text">
      <style:text-properties officeooo:rsid="004eaad7"/>
    </style:style>
    <style:style style:name="T14" style:family="text">
      <style:text-properties officeooo:rsid="00519391"/>
    </style:style>
    <style:style style:name="T15" style:family="text">
      <style:text-properties officeooo:rsid="0058c737"/>
    </style:style>
    <style:style style:name="T16" style:family="text">
      <style:text-properties officeooo:rsid="0059b270"/>
    </style:style>
    <style:style style:name="T17" style:family="text">
      <style:text-properties style:text-position="super 58%"/>
    </style:style>
    <style:style style:name="T18" style:family="text">
      <style:text-properties officeooo:rsid="005d3bdb"/>
    </style:style>
    <style:style style:name="T19" style:family="text">
      <style:text-properties officeooo:rsid="005fd54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eneath it All Story</text:p>
      <text:p text:style-name="P1"/>
      <text:p text:style-name="P1">Overarching: Zero <text:span text:style-name="T15">Rising Dawn</text:span> wants to ascend to god hood. He plans on using the very blade that slew Kalma—the Sword of Khas. This blade, if used to slay a god, steals the belief of the followers and places it in the soul of the murderer, thus making them a god. The god that Zero plans to destroy is one he himself bred: Ilie, The People. All society of the State must be destroyed in a single fell stroke using the power of the Sword of Khas.</text:p>
      <text:p text:style-name="P1"/>
      <text:p text:style-name="P2">To do this, he needs:</text:p>
      <text:p text:style-name="P2"><text:tab/>The Sword of Khas, currently in shards, to be reforged by the light of Taregil.</text:p>
      <text:p text:style-name="P2"><text:tab/>The souls of the three trillion dead of Kalma’s realm to be siphoned to his 9 cannons.</text:p>
      <text:p text:style-name="P2"/>
      <text:p text:style-name="P32">Years ago, Office 6 sent </text:p>
      <text:p text:style-name="P2"/>
      <text:p text:style-name="P2"/>
      <text:p text:style-name="P2">For right now, though, the party is in Arear and they have yet to catch the eye of Zero Gravitas…</text:p>
      <text:p text:style-name="P2"/>
      <text:p text:style-name="P2">Arear is rife with corruption. The government is one of Saith under the guise of the Ecclesiate. A bipolarity of holy and unholy. The ruling powers control the Saith gang Limbo, which does their business in catching and killing people to feed the Saith. The Bloody Hunger is rampant, and many must feed the Saith of Truth’s Hospital. The population is slowly being butchered by those who claim to govern them.</text:p>
      <text:p text:style-name="P3">Zero has allowed this because the Saith have promised to combat and capture the Chalice of Areth, the powerful artifact of second-life held by the rebel Bluebird. If the Chalice is found, its cord can lead back to the mysterious One Eyed Bard, and thus to Taregil itself.</text:p>
      <text:p text:style-name="P3"/>
      <text:p text:style-name="P3">This is where the party starts, thrown into the hands of the Saith in Arear, first to do their bidding. The Saith want the agents to uncover the Fathful Company influence within the city: namely, a contact named The Dentist. He is to be captured and questioned.</text:p>
      <text:p text:style-name="P3"><text:tab/>This, of course, is not told to the agents. All they need to know:</text:p>
      <text:p text:style-name="P3"><text:tab/><text:span text:style-name="T1">Find the criminal known as The Dentist and capture him.</text:span></text:p>
      <text:p text:style-name="P15"/>
      <text:p text:style-name="P6">The <text:span text:style-name="T5">Environment</text:span>:</text:p>
      <text:p text:style-name="P4">-<text:span text:style-name="T4">(FC) The engine under Mortham Heights has exploded, leaving the city in flames.</text:span></text:p>
      <text:p text:style-name="P5">-<text:span text:style-name="T4">(FC) Whitelock arrives in 30 days</text:span></text:p>
      <text:p text:style-name="P4">-<text:span text:style-name="T4">(Saith) A tent city forms outside of Arear as refugees flee the city. Truth and his Saith run triage.</text:span></text:p>
      <text:p text:style-name="P4">-<text:span text:style-name="T9">(Saith) The military is mobilized to move on Gaunt.</text:span></text:p>
      <text:p text:style-name="P4"/>
      <text:p text:style-name="P20">A crystal: “Should the safe be stolen or compromised, this crystal shall be used to locate it or detonate it. Simply speak Locate or Detonate, along with the passcode, into the crystal.”</text:p>
      <text:p text:style-name="P4"/>
      <text:p text:style-name="P6">The Factions:</text:p>
      <text:p text:style-name="P4">-The Saith are asking the PCs to help the<text:span text:style-name="T3">m for the good of the People by:</text:span></text:p>
      <text:p text:style-name="P4"><text:tab/>-<text:span text:style-name="T3">Killing the Dentist</text:span></text:p>
      <text:p text:style-name="P4"><text:tab/>-<text:span text:style-name="T3">Finding the Chalice of Areth</text:span></text:p>
      <text:p text:style-name="P4"><text:tab/>-<text:span text:style-name="T3">Ending the terrorism of the Faithful Company</text:span></text:p>
      <text:p text:style-name="P4">-The Faithful Company is asking the PCs to <text:span text:style-name="T3">help them for the good of the People </text:span>by:</text:p>
      <text:p text:style-name="P4"><text:tab/>-Attacking Truth’s Hospital</text:p>
      <text:p text:style-name="P4"><text:tab/>-Undermining the Ecclesiate and the Apostles</text:p>
      <text:p text:style-name="P4"><text:soft-page-break/><text:tab/>-Staying out of the way of the explosion of the crystal engine under Mortham Heights.</text:p>
      <text:p text:style-name="P4"/>
      <text:p text:style-name="P7">Truth wants:</text:p>
      <text:p text:style-name="P7">Chalice of Areth</text:p>
      <text:p text:style-name="P7">FC operatives dead</text:p>
      <text:p text:style-name="P7">Freedom from Zero</text:p>
      <text:p text:style-name="P7"/>
      <text:p text:style-name="P8">Truth fears:</text:p>
      <text:p text:style-name="P8">Zero</text:p>
      <text:p text:style-name="P8">The fall of the faith in Arear</text:p>
      <text:p text:style-name="P9">Toppling of the Saith</text:p>
      <text:p text:style-name="P10"/>
      <text:p text:style-name="P11">Jaguar 6 – Uncovering what happened to his family</text:p>
      <text:p text:style-name="P11"><text:tab/>-Wife and two kids kidnapped long ago</text:p>
      <text:p text:style-name="P11"><text:tab/>-Two kids used in Clara initiative</text:p>
      <text:p text:style-name="P11"><text:tab/>-Wife put to work in the mines of Grey City</text:p>
      <text:p text:style-name="P11"><text:tab/>-<text:span text:style-name="T6">The two kids disappeared within Clara.</text:span></text:p>
      <text:p text:style-name="P11">Swift Feet – Understanding why Guire wants him, and following Guires pacts</text:p>
      <text:p text:style-name="P11"><text:tab/>-<text:span text:style-name="T7">Guire wants a colony to survive</text:span></text:p>
      <text:p text:style-name="P11"><text:tab/>-<text:span text:style-name="T6">Wants Swift Feet to find Carnival and use it to escape if Zero wins.</text:span></text:p>
      <text:p text:style-name="P11">Steady Hands – Coping with the loss of Phoebe after the meltdown of Station Delta</text:p>
      <text:p text:style-name="P12"><text:tab/>-<text:span text:style-name="T6">Station Delta was destroyed on purpose by 3 and 0 and Steady Hands preserved (but memory altered).</text:span></text:p>
      <text:p text:style-name="P13"><text:tab/>-Steady Hands was working on an amplifying crystal to connect the beams of all 9 cannons.</text:p>
      <text:p text:style-name="P11">Kiralyf – Reopen the Gate</text:p>
      <text:p text:style-name="P11"><text:tab/>-<text:span text:style-name="T8">The cord of Taregil is invaluable</text:span></text:p>
      <text:p text:style-name="P11">N5 – Deal with the internal conflict of human vs machine</text:p>
      <text:p text:style-name="P11"/>
      <text:p text:style-name="P14">What I want the PCs to find out:</text:p>
      <text:p text:style-name="P14"/>
      <text:p text:style-name="P30">…</text:p>
      <text:p text:style-name="P31">After the Prelude</text:p>
      <text:p text:style-name="P16">The PCs should know:</text:p>
      <text:p text:style-name="P16">The State is trying to return all the cannons to working condition (high priority)</text:p>
      <text:p text:style-name="P16">The State is trying to find the “<text:span text:style-name="T10">Thief Blade / Sword of Khas / Beggar’s Wings / Faceless Blade</text:span>”</text:p>
      <text:p text:style-name="P19">The State is sending people into the west, secretly. <text:span text:style-name="T11">(Reopen Gate, funnel souls)</text:span></text:p>
      <text:p text:style-name="P17"/>
      <text:p text:style-name="P17">BIG REVEAL: The State was USING the Saith the WHOLE TIME. THE STATE WANTS THE CHALICE OF ARETH. The Saith are TOOLS, building the FAITH and finding THE CHALICE.</text:p>
      <text:p text:style-name="P17"><text:tab/><text:span text:style-name="T1">-</text:span><text:span text:style-name="T2">The State wanted to find the location of the Chalice. Thus, they needed to capture / get info out of a FC operative. Thus, they needed to lure IMPORTANT members of the FC into their reach. They knew of the Dove Spark, a renown mechanic obsessed with complex workings. They also knew of Bluebird’s ambition—they would not pass up an opportunity to destroy the State within Arear. They planted information on changing the internal structure of a crystal engine within their FC mole, who passed it to the Dentist. This eventually got Spark and Faithful Ace sent in to Arear. Needed to capture one of them (or, now, the Dentist). Now put Officers on the job of capturing Dentist or Faithful or Spark. Then send to Truth for interrogation.</text:span></text:p>
      <text:p text:style-name="P17"><text:tab/><text:span text:style-name="T12">Once they get the location of the Chalice, send all forces to GAUNT. MUST CAPTURE CHALICE, because it is “map to a much greater treasure”.</text:span></text:p>
      <text:p text:style-name="P17"><text:soft-page-break/></text:p>
      <text:p text:style-name="P18">What the Zero wants:</text:p>
      <text:p text:style-name="P18">Chalice of Areth</text:p>
      <text:p text:style-name="P18">Sword of Khas</text:p>
      <text:p text:style-name="P18">Cannon Network</text:p>
      <text:p text:style-name="P18"/>
      <text:p text:style-name="P18">What Bluebird wants:</text:p>
      <text:p text:style-name="P20">Overthrow the State</text:p>
      <text:p text:style-name="P18">Stop the State’s goals</text:p>
      <text:p text:style-name="P18"/>
      <text:p text:style-name="P18"/>
      <text:p text:style-name="P17">----------------------------------------</text:p>
      <text:p text:style-name="P21">Who are the 9?</text:p>
      <text:p text:style-name="P21">Zero acts only for the greatest good: the apotheosis of 3 trillion at the sacrifice of 50000. </text:p>
      <text:p text:style-name="P21">He must create a god of 50000 people. So he must lie to 50000 people. So he must be believable. So he must appear to act in their benefit. So he must <text:span text:style-name="T13">tell some that they will become gods. So he must have some that are “in on it”. To an extent. Those few must believe it is in their own good to kill 50000. So Zero tells them that they will become gods.</text:span></text:p>
      <text:p text:style-name="P21"/>
      <text:p text:style-name="P22">1: Where are the chips? Control people. <text:tab/><text:tab/><text:tab/><text:tab/><text:tab/><text:tab/><text:tab/><text:tab/> Control the Material God.</text:p>
      <text:p text:style-name="P22">2: Where are all the workers? Control people. <text:tab/><text:tab/><text:tab/><text:tab/><text:tab/><text:tab/><text:tab/> Control the Material God.</text:p>
      <text:p text:style-name="P22">3: Open the Gate. Fix the Cannons. Create the Fixture.<text:tab/><text:tab/><text:tab/><text:tab/><text:tab/><text:tab/>Kill the material God.</text:p>
      <text:p text:style-name="P22">4: Where are the chips? Control the funds. Fund other Offices.<text:tab/><text:tab/><text:tab/> <text:tab/>Kill the Material God.</text:p>
      <text:p text:style-name="P22">5: <text:tab/><text:tab/><text:tab/><text:tab/><text:tab/><text:tab/><text:tab/><text:tab/><text:tab/><text:tab/><text:tab/><text:tab/><text:tab/><text:tab/><text:tab/><text:tab/><text:tab/> <text:s text:c="2"/>Create the Material God.</text:p>
      <text:p text:style-name="P22">6: What’s happening outside? Find the Sword of Khas. <text:tab/><text:tab/><text:tab/><text:tab/><text:tab/> <text:s text:c="2"/><text:tab/>Kill the Material God.</text:p>
      <text:p text:style-name="P22">7: Capture the Cannons. Find the Sword of Khas. <text:tab/><text:tab/><text:tab/><text:tab/><text:tab/><text:tab/><text:tab/>Kill the Material God.</text:p>
      <text:p text:style-name="P22">8: What’s happening inside? <text:tab/><text:tab/><text:tab/><text:tab/><text:tab/><text:tab/><text:tab/><text:tab/><text:tab/><text:tab/><text:tab/>Monitor the Material God.</text:p>
      <text:p text:style-name="P22">9: Create fear of disobedience. <text:tab/><text:tab/><text:tab/><text:tab/><text:tab/><text:tab/><text:tab/><text:tab/><text:tab/><text:tab/> <text:s/>Protect the Material God.</text:p>
      <text:p text:style-name="P22"/>
      <text:p text:style-name="P23">1. The Office of Contro<text:span text:style-name="T14">l</text:span>l<text:span text:style-name="T14">ing God</text:span> through Chips</text:p>
      <text:p text:style-name="P23">2. The Office of Control<text:span text:style-name="T14">ling God</text:span> through Labor</text:p>
      <text:p text:style-name="P23">3. The Office of <text:span text:style-name="T14">Creating The Weapon to Kill God</text:span></text:p>
      <text:p text:style-name="P23">4. The Office of <text:span text:style-name="T14">Funding the Destruction of God</text:span></text:p>
      <text:p text:style-name="P24">5. The Office of Creating God</text:p>
      <text:p text:style-name="P24">6. The Office of Finding The Parts to Kill God</text:p>
      <text:p text:style-name="P24">7. The Office of Getting the Parts to Kill God</text:p>
      <text:p text:style-name="P24">8. The Office of Watching God</text:p>
      <text:p text:style-name="P24">9. The Office of Nurturing God</text:p>
      <text:p text:style-name="P24"/>
      <text:p text:style-name="P24"/>
      <text:p text:style-name="P25">What do they want:</text:p>
      <text:p text:style-name="P25"/>
      <text:p text:style-name="P25"/>
      <text:p text:style-name="P25"/>
      <text:p text:style-name="P26">Honor Guard:</text:p>
      <text:p text:style-name="P26">Moonbiter →<text:span text:style-name="T16"> Soul Catcher, Night Crawler, Twin Head, Patchwork, It That Betrays, Squeeler, Rotter, Though Drinker’s last name</text:span></text:p>
      <text:p text:style-name="P26">Bane of Sleep →<text:span text:style-name="T16"> Night Crawler</text:span></text:p>
      <text:p text:style-name="P26">Night Crawler →<text:span text:style-name="T16"> Squeeler, Thought Drinker, Moonbiter</text:span></text:p>
      <text:p text:style-name="P33"><text:soft-page-break/>Squeeler →<text:span text:style-name="T16"> Thought Drinker</text:span></text:p>
      <text:p text:style-name="P26">Thought Drinker →<text:span text:style-name="T16"> Squeeler, Rotter, It That Betrays, Iron Baron, Patchwork, Soul Catcher, Moonbiter (family name), Nightcrawler (family name).</text:span></text:p>
      <text:p text:style-name="P26">Rotter <text:span text:style-name="T19">(Shason Rosewater)</text:span>→<text:span text:style-name="T16"> Patchwork</text:span></text:p>
      <text:p text:style-name="P26"/>
      <text:p text:style-name="P26">Soul Catcher →<text:span text:style-name="T16"> Moonbiter (1/2), Iron Baron, Thought Drinker, Night Crawler (1/2), Squeeler, Patchwork, It That Betrays</text:span></text:p>
      <text:p text:style-name="P34"/>
      <text:p text:style-name="P34">Patchwork <text:span text:style-name="T18">(Vickenalk Pallick)</text:span>→ It That Betrays</text:p>
      <text:p text:style-name="P27">It That Betrays <text:span text:style-name="T19">()</text:span> → Bane of Sleep, Patchwork, Rotter, Night Crawler </text:p>
      <text:p text:style-name="P26"/>
      <text:p text:style-name="P29">REAPER – Vickenalk Pallick</text:p>
      <text:p text:style-name="P26"/>
      <text:p text:style-name="P26">Iron Baron</text:p>
      <text:p text:style-name="P26">Twin Head</text:p>
      <text:p text:style-name="P26"/>
      <text:p text:style-name="P28">The Honor Guard are a minor priority for the State until the 20<text:span text:style-name="T17">th</text:span>. They want to find Moonbiter and get the names from him on the promise that:</text:p>
      <text:p text:style-name="P28">They seek out and kill other Honor Guard</text:p>
      <text:p text:style-name="P28">They will release Night Crawler (if the two will help them kill the others)</text:p>
      <text:p text:style-name="P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28T00:01:16.307159196</meta:creation-date>
    <dc:date>2020-08-09T18:23:11.953738408</dc:date>
    <meta:editing-duration>PT16H31M24S</meta:editing-duration>
    <meta:editing-cycles>28</meta:editing-cycles>
    <meta:generator>LibreOffice/6.0.7.3$Linux_X86_64 LibreOffice_project/00m0$Build-3</meta:generator>
    <meta:document-statistic meta:table-count="0" meta:image-count="0" meta:object-count="0" meta:page-count="4" meta:paragraph-count="105" meta:word-count="1352" meta:character-count="7626" meta:non-whitespace-character-count="6266"/>
  </office:meta>
</office:document-meta>
</file>